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70.1pt"/>
    </style:style>
    <style:style style:name="co3" style:family="table-column">
      <style:table-column-properties fo:break-before="auto" style:column-width="799.94pt"/>
    </style:style>
    <style:style style:name="co4" style:family="table-column">
      <style:table-column-properties fo:break-before="auto" style:column-width="150.49pt"/>
    </style:style>
    <style:style style:name="co5" style:family="table-column">
      <style:table-column-properties fo:break-before="auto" style:column-width="100.29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26.79pt" fo:break-before="auto" style:use-optimal-row-height="true"/>
    </style:style>
    <style:style style:name="ro3" style:family="table-row">
      <style:table-row-properties style:row-height="20.15pt" fo:break-before="auto" style:use-optimal-row-height="true"/>
    </style:style>
    <style:style style:name="ro4" style:family="table-row">
      <style:table-row-properties style:row-height="38.4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none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ext-properties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2pt" fo:font-weight="bold" style:font-size-asian="22pt" style:font-weight-asian="bold" style:font-size-complex="2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="none"/>
      <style:text-properties fo:font-size="16pt" style:font-size-asian="16pt" style:font-size-complex="16pt"/>
      <style:map style:condition="is-true-formula([.$E7]=[BackEnd.$A$2])" style:apply-style-name="Good" style:base-cell-address="FrontEnd.D7"/>
      <style:map style:condition="is-true-formula([.$E7]=[BackEnd.$A$3])" style:apply-style-name="Bad" style:base-cell-address="FrontEnd.D7"/>
      <style:map style:condition="is-true-formula([.$E7]=[BackEnd.$A$4])" style:apply-style-name="Neutral" style:base-cell-address="FrontEnd.D7"/>
    </style:style>
    <style:style style:name="ce7" style:family="table-cell" style:parent-style-name="Default">
      <style:table-cell-properties fo:border="0.06pt solid #000000"/>
      <style:text-properties fo:font-size="16pt" style:font-size-asian="16pt" style:font-size-complex="16pt"/>
      <style:map style:condition="is-true-formula([.$E7]=[BackEnd.$A$2])" style:apply-style-name="Good" style:base-cell-address="FrontEnd.D7"/>
      <style:map style:condition="is-true-formula([.$E7]=[BackEnd.$A$3])" style:apply-style-name="Bad" style:base-cell-address="FrontEnd.D7"/>
      <style:map style:condition="is-true-formula([.$E7]=[BackEnd.$A$4])" style:apply-style-name="Neutral" style:base-cell-address="FrontEnd.D7"/>
    </style:style>
    <style:style style:name="ce21" style:family="table-cell" style:parent-style-name="Default">
      <style:table-cell-properties fo:border="0.06pt solid #000000"/>
      <style:text-properties fo:font-size="16pt" style:font-size-asian="16pt" style:font-size-complex="16pt"/>
      <style:map style:condition="is-true-formula([.$E11]=[BackEnd.$A$2])" style:apply-style-name="Good" style:base-cell-address="FrontEnd.D11"/>
      <style:map style:condition="is-true-formula([.$E11]=[BackEnd.$A$3])" style:apply-style-name="Bad" style:base-cell-address="FrontEnd.D11"/>
      <style:map style:condition="is-true-formula([.$E11]=[BackEnd.$A$4])" style:apply-style-name="Neutral" style:base-cell-address="FrontEnd.D11"/>
    </style:style>
    <style:style style:name="ce24" style:family="table-cell" style:parent-style-name="Default">
      <style:table-cell-properties fo:border="0.06pt solid #000000"/>
      <style:text-properties fo:font-size="16pt" style:font-size-asian="16pt" style:font-size-complex="16pt"/>
      <style:map style:condition="is-true-formula([.$E12]=[BackEnd.$A$2])" style:apply-style-name="Good" style:base-cell-address="FrontEnd.D12"/>
      <style:map style:condition="is-true-formula([.$E12]=[BackEnd.$A$3])" style:apply-style-name="Bad" style:base-cell-address="FrontEnd.D12"/>
      <style:map style:condition="is-true-formula([.$E12]=[BackEnd.$A$4])" style:apply-style-name="Neutral" style:base-cell-address="FrontEnd.D12"/>
    </style:style>
    <style:style style:name="ce8" style:family="table-cell" style:parent-style-name="Default">
      <style:text-properties fo:font-size="16pt" style:font-size-asian="16pt" style:font-size-complex="16pt"/>
      <style:map style:condition="is-true-formula([.$E7]=[BackEnd.$A$2])" style:apply-style-name="Good" style:base-cell-address="FrontEnd.D7"/>
      <style:map style:condition="is-true-formula([.$E7]=[BackEnd.$A$3])" style:apply-style-name="Bad" style:base-cell-address="FrontEnd.D7"/>
      <style:map style:condition="is-true-formula([.$E7]=[BackEnd.$A$4])" style:apply-style-name="Neutral" style:base-cell-address="FrontEnd.D7"/>
    </style:style>
    <style:style style:name="ce20" style:family="table-cell" style:parent-style-name="Default">
      <style:table-cell-properties fo:border="0.06pt solid #000000"/>
      <style:text-properties fo:font-size="16pt" style:font-size-asian="16pt" style:font-size-complex="16pt"/>
      <style:map style:condition="is-true-formula([.$E35]=[BackEnd.$A$2])" style:apply-style-name="Good" style:base-cell-address="FrontEnd.D35"/>
      <style:map style:condition="is-true-formula([.$E35]=[BackEnd.$A$3])" style:apply-style-name="Bad" style:base-cell-address="FrontEnd.D35"/>
      <style:map style:condition="is-true-formula([.$E35]=[BackEnd.$A$4])" style:apply-style-name="Neutral" style:base-cell-address="FrontEnd.D35"/>
    </style:style>
    <style:style style:name="ce28" style:family="table-cell" style:parent-style-name="Default">
      <style:table-cell-properties fo:border="0.06pt solid #000000"/>
      <style:text-properties fo:font-size="16pt" style:font-size-asian="16pt" style:font-size-complex="16pt"/>
      <style:map style:condition="is-true-formula([.$E36]=[BackEnd.$A$2])" style:apply-style-name="Good" style:base-cell-address="FrontEnd.D36"/>
      <style:map style:condition="is-true-formula([.$E36]=[BackEnd.$A$3])" style:apply-style-name="Bad" style:base-cell-address="FrontEnd.D36"/>
      <style:map style:condition="is-true-formula([.$E36]=[BackEnd.$A$4])" style:apply-style-name="Neutral" style:base-cell-address="FrontEnd.D36"/>
    </style:style>
    <style:style style:name="ce22" style:family="table-cell" style:parent-style-name="Default">
      <style:table-cell-properties fo:border="0.06pt solid #000000"/>
      <style:text-properties fo:font-size="16pt" style:font-size-asian="16pt" style:font-size-complex="16pt"/>
      <style:map style:condition="is-true-formula([.$E43]=[BackEnd.$A$2])" style:apply-style-name="Good" style:base-cell-address="FrontEnd.D43"/>
      <style:map style:condition="is-true-formula([.$E43]=[BackEnd.$A$3])" style:apply-style-name="Bad" style:base-cell-address="FrontEnd.D43"/>
      <style:map style:condition="is-true-formula([.$E43]=[BackEnd.$A$4])" style:apply-style-name="Neutral" style:base-cell-address="FrontEnd.D43"/>
    </style:style>
    <style:style style:name="ce23" style:family="table-cell" style:parent-style-name="Default">
      <style:table-cell-properties fo:border="0.06pt solid #000000"/>
      <style:text-properties fo:font-size="16pt" fo:font-weight="bold" style:font-size-asian="16pt" style:font-weight-asian="bold" style:font-size-complex="16pt" style:font-weight-complex="bold"/>
      <style:map style:condition="is-true-formula([.$E43]=[BackEnd.$A$2])" style:apply-style-name="Good" style:base-cell-address="FrontEnd.D43"/>
      <style:map style:condition="is-true-formula([.$E43]=[BackEnd.$A$3])" style:apply-style-name="Bad" style:base-cell-address="FrontEnd.D43"/>
      <style:map style:condition="is-true-formula([.$E43]=[BackEnd.$A$4])" style:apply-style-name="Neutral" style:base-cell-address="FrontEnd.D43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none"/>
      <style:text-properties fo:font-size="16pt" fo:font-weight="bold" style:font-size-asian="16pt" style:font-weight-asian="bold" style:font-size-complex="16pt" style:font-weight-complex="bold"/>
      <style:map style:condition="is-true-formula([.$E7]=[BackEnd.$A$2])" style:apply-style-name="Good" style:base-cell-address="FrontEnd.D7"/>
      <style:map style:condition="is-true-formula([.$E7]=[BackEnd.$A$3])" style:apply-style-name="Bad" style:base-cell-address="FrontEnd.D7"/>
      <style:map style:condition="is-true-formula([.$E7]=[BackEnd.$A$4])" style:apply-style-name="Neutral" style:base-cell-address="FrontEnd.D7"/>
    </style:style>
    <style:style style:name="ce11" style:family="table-cell" style:parent-style-name="Default">
      <style:table-cell-properties fo:border="0.06pt solid #000000"/>
      <style:text-properties fo:font-size="16pt" fo:font-weight="bold" style:font-size-asian="16pt" style:font-weight-asian="bold" style:font-size-complex="16pt" style:font-weight-complex="bold"/>
      <style:map style:condition="is-true-formula([.$E7]=[BackEnd.$A$2])" style:apply-style-name="Good" style:base-cell-address="FrontEnd.D7"/>
      <style:map style:condition="is-true-formula([.$E7]=[BackEnd.$A$3])" style:apply-style-name="Bad" style:base-cell-address="FrontEnd.D7"/>
      <style:map style:condition="is-true-formula([.$E7]=[BackEnd.$A$4])" style:apply-style-name="Neutral" style:base-cell-address="FrontEnd.D7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BackEnd.$A$2:$BackEnd.$A$4])" table:allow-empty-cell="true" table:display-list="unsorted" table:base-cell-address="FrontEnd.E7">
          <table:error-message table:message-type="stop" table:display="true"/>
        </table:content-validation>
      </table:content-validations>
      <table:table table:name="FrontEnd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16" office:value-type="string" calcext:value-type="string">
            <text:p>Odoo V.12</text:p>
          </table:table-cell>
          <table:table-cell/>
        </table:table-row>
        <table:table-row table:style-name="ro2">
          <table:table-cell table:number-columns-repeated="3"/>
          <table:table-cell table:style-name="ce4" office:value-type="string" calcext:value-type="string">
            <text:p>CheckList подготовки модуля отчета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2"/>
          <table:table-cell table:style-name="ce5" office:value-type="string" calcext:value-type="string">
            <text:p>Действие</text:p>
          </table:table-cell>
          <table:table-cell table:style-name="ce9" office:value-type="string" calcext:value-type="string">
            <text:p>Step result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6"/>
          <table:table-cell table:style-name="ce10" table:content-validation-name="val1"/>
        </table:table-row>
        <table:table-row table:style-name="ro1">
          <table:table-cell table:number-columns-repeated="2"/>
          <table:table-cell table:style-name="ce2" office:value-type="string" calcext:value-type="string">
            <text:p>Готовим черновик модуля</text:p>
          </table:table-cell>
          <table:table-cell table:style-name="ce7" office:value-type="string" calcext:value-type="string">
            <text:p>Подготовить Отчет в DEV базе</text:p>
          </table:table-cell>
          <table:table-cell table:style-name="ce11" table:content-validation-name="val1" office:value-type="string" calcext:value-type="string">
            <text:p>PASSED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7" office:value-type="string" calcext:value-type="string">
            <text:p>Выгрузить конфигурацию отчета в xml из DEV базы</text:p>
          </table:table-cell>
          <table:table-cell table:style-name="ce11" table:content-validation-name="val1" office:value-type="string" calcext:value-type="string">
            <text:p>PASSED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7" office:value-type="string" calcext:value-type="string">
            <text:p>Скопировать xml-файл в каталог 'data'</text:p>
          </table:table-cell>
          <table:table-cell table:style-name="ce11" table:content-validation-name="val1" office:value-type="string" calcext:value-type="string">
            <text:p>PASSED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21" office:value-type="string" calcext:value-type="string">
            <text:p>Скопировать шаблоны(xlsx) в каталог /static/template/</text:p>
          </table:table-cell>
          <table:table-cell table:style-name="ce11" table:content-validation-name="val1" office:value-type="string" calcext:value-type="string">
            <text:p>PASSED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24" office:value-type="string" calcext:value-type="string">
            <text:p>Изменяем INDEX.HTML (также копируем в /static/description/ скриншот и файл образец)</text:p>
          </table:table-cell>
          <table:table-cell table:style-name="ce11" table:content-validation-name="val1"/>
        </table:table-row>
        <table:table-row table:style-name="ro1">
          <table:table-cell table:number-columns-repeated="2"/>
          <table:table-cell table:style-name="ce2"/>
          <table:table-cell table:style-name="ce8"/>
          <table:table-cell table:style-name="ce10" table:content-validation-name="val1"/>
        </table:table-row>
        <table:table-row table:style-name="ro1">
          <table:table-cell table:number-columns-repeated="2"/>
          <table:table-cell table:style-name="ce2"/>
          <table:table-cell table:style-name="ce6"/>
          <table:table-cell table:style-name="ce10" table:content-validation-name="val1"/>
        </table:table-row>
        <table:table-row table:style-name="ro1">
          <table:table-cell table:number-columns-repeated="2"/>
          <table:table-cell table:style-name="ce2" office:value-type="string" calcext:value-type="string">
            <text:p>файл __manifest__.py, изменить:</text:p>
          </table:table-cell>
          <table:table-cell table:style-name="ce7" office:value-type="string" calcext:value-type="string">
            <text:p>name, </text:p>
          </table:table-cell>
          <table:table-cell table:style-name="ce11" table:content-validation-name="val1" office:value-type="string" calcext:value-type="string">
            <text:p>PASSED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7" office:value-type="string" calcext:value-type="string">
            <text:p>summary, </text:p>
          </table:table-cell>
          <table:table-cell table:style-name="ce11" table:content-validation-name="val1" office:value-type="string" calcext:value-type="string">
            <text:p>PASSED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7" office:value-type="string" calcext:value-type="string">
            <text:p>description,</text:p>
          </table:table-cell>
          <table:table-cell table:style-name="ce11" table:content-validation-name="val1" office:value-type="string" calcext:value-type="string">
            <text:p>PASSED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7" office:value-type="string" calcext:value-type="string">
            <text:p>depends - зависимости Module Dependencies(список всех зависимостей выгружен в xml файле)</text:p>
          </table:table-cell>
          <table:table-cell table:style-name="ce11" table:content-validation-name="val1" office:value-type="string" calcext:value-type="string">
            <text:p>PASSED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7" office:value-type="string" calcext:value-type="string">
            <text:p>data - изменить наименование файла xml конфигурации в соответствии с наименованием в каталоге "data"</text:p>
          </table:table-cell>
          <table:table-cell table:style-name="ce11" table:content-validation-name="val1" office:value-type="string" calcext:value-type="string">
            <text:p>PASSED</text:p>
          </table:table-cell>
        </table:table-row>
        <table:table-row table:style-name="ro1" table:number-rows-repeated="2">
          <table:table-cell table:number-columns-repeated="2"/>
          <table:table-cell table:style-name="ce2"/>
          <table:table-cell table:style-name="ce6"/>
          <table:table-cell table:style-name="ce10" table:content-validation-name="val1"/>
        </table:table-row>
        <table:table-row table:style-name="ro1">
          <table:table-cell table:number-columns-repeated="2"/>
          <table:table-cell table:style-name="ce2" office:value-type="string" calcext:value-type="string">
            <text:p>файл __init__.py:</text:p>
          </table:table-cell>
          <table:table-cell table:style-name="ce7" office:value-type="string" calcext:value-type="string">
            <text:p>Функция pre_init_check - проверить версии Odoo и мин версию Модуля "report_excel"</text:p>
          </table:table-cell>
          <table:table-cell table:style-name="ce11" table:content-validation-name="val1" office:value-type="string" calcext:value-type="string">
            <text:p>PASSED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6"/>
          <table:table-cell table:style-name="ce10" table:content-validation-name="val1"/>
        </table:table-row>
        <table:table-row table:style-name="ro1">
          <table:table-cell table:number-columns-repeated="2"/>
          <table:table-cell table:style-name="ce2" office:value-type="string" calcext:value-type="string">
            <text:p>xml-файл конфигурации:</text:p>
          </table:table-cell>
          <table:table-cell table:style-name="ce7" office:value-type="string" calcext:value-type="string">
            <text:p>Изменить PATH AND NAME к файлам шаблонов(xlsx)</text:p>
          </table:table-cell>
          <table:table-cell table:style-name="ce11" table:content-validation-name="val1" office:value-type="string" calcext:value-type="string">
            <text:p>PASSED</text:p>
          </table:table-cell>
        </table:table-row>
        <table:table-row table:style-name="ro1" table:number-rows-repeated="2">
          <table:table-cell table:number-columns-repeated="2"/>
          <table:table-cell table:style-name="ce2"/>
          <table:table-cell table:style-name="ce6"/>
          <table:table-cell table:style-name="ce10" table:content-validation-name="val1"/>
        </table:table-row>
        <table:table-row table:style-name="ro1">
          <table:table-cell table:number-columns-repeated="2"/>
          <table:table-cell table:style-name="ce2" office:value-type="string" calcext:value-type="string">
            <text:p>Загружаем черновик модуля в БД ЭТАЛОННЫХ ОТЧЕТОВ</text:p>
          </table:table-cell>
          <table:table-cell table:style-name="ce7" office:value-type="string" calcext:value-type="string">
            <text:p>Смотрим не выскочили ли ошибки, при установке</text:p>
          </table:table-cell>
          <table:table-cell table:style-name="ce11" table:content-validation-name="val1" office:value-type="string" calcext:value-type="string">
            <text:p>PASSED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7" office:value-type="string" calcext:value-type="string">
            <text:p>-*- при печати</text:p>
          </table:table-cell>
          <table:table-cell table:style-name="ce11" table:content-validation-name="val1"/>
        </table:table-row>
        <table:table-row table:style-name="ro1">
          <table:table-cell table:number-columns-repeated="2"/>
          <table:table-cell table:style-name="ce2"/>
          <table:table-cell table:style-name="ce7" office:value-type="string" calcext:value-type="string">
            <text:p>-*- при деинсталляции модуля</text:p>
          </table:table-cell>
          <table:table-cell table:style-name="ce11" table:content-validation-name="val1"/>
        </table:table-row>
        <table:table-row table:style-name="ro3">
          <table:table-cell table:number-columns-repeated="2"/>
          <table:table-cell table:style-name="ce2"/>
          <table:table-cell table:style-name="ce7" office:value-type="string" calcext:value-type="string">
            <text:p>Проверяем на работоспособность - печать с разными параметрами</text:p>
          </table:table-cell>
          <table:table-cell table:style-name="ce11" table:content-validation-name="val1"/>
        </table:table-row>
        <table:table-row table:style-name="ro1">
          <table:table-cell table:number-columns-repeated="2"/>
          <table:table-cell table:style-name="ce2"/>
          <table:table-cell table:style-name="ce7" office:value-type="string" calcext:value-type="string">
            <text:p>Проверяем открытие напечатнного отчета в Excel и LibreOffice</text:p>
          </table:table-cell>
          <table:table-cell table:style-name="ce11" table:content-validation-name="val1" office:value-type="string" calcext:value-type="string">
            <text:p>PASSED</text:p>
          </table:table-cell>
        </table:table-row>
        <table:table-row table:style-name="ro1" table:number-rows-repeated="2">
          <table:table-cell table:number-columns-repeated="2"/>
          <table:table-cell table:style-name="ce2"/>
          <table:table-cell table:style-name="ce6"/>
          <table:table-cell table:style-name="ce10" table:content-validation-name="val1"/>
        </table:table-row>
        <table:table-row table:style-name="ro1">
          <table:table-cell table:number-columns-repeated="2"/>
          <table:table-cell table:style-name="ce2" office:value-type="string" calcext:value-type="string">
            <text:p>Готовим итоговый модуль</text:p>
          </table:table-cell>
          <table:table-cell table:style-name="ce7" office:value-type="string" calcext:value-type="string">
            <text:p>Выгружаем конфигурацию отчета в xml из ЭТАЛОННОЙ базы</text:p>
          </table:table-cell>
          <table:table-cell table:style-name="ce11" table:content-validation-name="val1" office:value-type="string" calcext:value-type="string">
            <text:p>PASSED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20" office:value-type="string" calcext:value-type="string">
            <text:p>Изменяем наименование файла если нужно и копируем итоговый xml файл в каталог 'data'</text:p>
          </table:table-cell>
          <table:table-cell table:style-name="ce11" table:content-validation-name="val1" office:value-type="string" calcext:value-type="string">
            <text:p>PASSED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xml-файл конфигурации:</text:p>
          </table:table-cell>
          <table:table-cell table:style-name="ce28" office:value-type="string" calcext:value-type="string">
            <text:p>Изменить PATH AND NAME к файлам шаблонов(xlsx)</text:p>
          </table:table-cell>
          <table:table-cell table:style-name="ce11" table:content-validation-name="val1" office:value-type="string" calcext:value-type="string">
            <text:p>PASSED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7" office:value-type="string" calcext:value-type="string">
            <text:p>ЕСЛИ НУЖНО Изменяем INDEX.HTML (также скриншот и файл образец)</text:p>
          </table:table-cell>
          <table:table-cell table:style-name="ce11" table:content-validation-name="val1" office:value-type="string" calcext:value-type="string">
            <text:p>SKIPPED</text:p>
          </table:table-cell>
        </table:table-row>
        <table:table-row table:style-name="ro1" table:number-rows-repeated="2">
          <table:table-cell table:number-columns-repeated="2"/>
          <table:table-cell table:style-name="ce2"/>
          <table:table-cell table:style-name="ce8"/>
          <table:table-cell table:style-name="ce10" table:content-validation-name="val1"/>
        </table:table-row>
        <table:table-row table:style-name="ro1">
          <table:table-cell table:number-columns-repeated="2"/>
          <table:table-cell table:style-name="ce2"/>
          <table:table-cell table:style-name="ce7" office:value-type="string" calcext:value-type="string">
            <text:p>КОПИРУЕМ МОДУЛЬ В КАТАЛОГ GIT</text:p>
          </table:table-cell>
          <table:table-cell table:style-name="ce11" table:content-validation-name="val1" office:value-type="string" calcext:value-type="string">
            <text:p>PASSED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7" office:value-type="string" calcext:value-type="string">
            <text:p>Удаляем комменатрии из xml файла</text:p>
          </table:table-cell>
          <table:table-cell table:style-name="ce11" table:content-validation-name="val1" office:value-type="string" calcext:value-type="string">
            <text:p>PASSED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7" office:value-type="string" calcext:value-type="string">
            <text:p>Удаляем лишние файлы из директорий модуля</text:p>
          </table:table-cell>
          <table:table-cell table:style-name="ce11" table:content-validation-name="val1" office:value-type="string" calcext:value-type="string">
            <text:p>PASSED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22" office:value-type="string" calcext:value-type="string">
            <text:p>ДЕЛАЕМ COMMIT</text:p>
          </table:table-cell>
          <table:table-cell table:style-name="ce11" table:content-validation-name="val1" office:value-type="string" calcext:value-type="string">
            <text:p>PASSED</text:p>
          </table:table-cell>
        </table:table-row>
        <table:table-row table:style-name="ro3">
          <table:table-cell table:number-columns-repeated="2"/>
          <table:table-cell table:style-name="ce2"/>
          <table:table-cell table:style-name="ce22" office:value-type="string" calcext:value-type="string">
            <text:p>МАРКИРУЕМ ОТЧЕТ КАК:  <text:span text:style-name="T1">DONE GITHUB</text:span>   И ПЕРЕНОСИМ ЕГО В АРХИВ</text:p>
          </table:table-cell>
          <table:table-cell table:style-name="ce11" table:content-validation-name="val1"/>
        </table:table-row>
        <table:table-row table:style-name="ro1">
          <table:table-cell table:number-columns-repeated="2"/>
          <table:table-cell table:style-name="ce2"/>
          <table:table-cell table:style-name="ce22"/>
          <table:table-cell table:style-name="ce11" table:content-validation-name="val1"/>
        </table:table-row>
        <table:table-row table:style-name="ro3">
          <table:table-cell table:number-columns-repeated="2"/>
          <table:table-cell table:style-name="ce2"/>
          <table:table-cell table:style-name="ce23" office:value-type="string" calcext:value-type="string">
            <text:p>ДЕЛАЕМ РЕЗЕРВНУЮ КОПИЮ ЭТАЛОННОЙ БАЗЫ ДАННЫХ(НА ЛОКАЛЬНЫЙ ДИСК) !!!!!</text:p>
          </table:table-cell>
          <table:table-cell table:style-name="ce11" table:content-validation-name="val1"/>
        </table:table-row>
        <table:table-row table:style-name="ro1">
          <table:table-cell table:number-columns-repeated="2"/>
          <table:table-cell table:style-name="ce2"/>
          <table:table-cell table:style-name="ce23" office:value-type="string" calcext:value-type="string">
            <text:p>ДЕЛАЕМ SNAPSHORT КАПЛИ DIGITALOCEAN!!!!!</text:p>
          </table:table-cell>
          <table:table-cell table:style-name="ce11" table:content-validation-name="val1"/>
        </table:table-row>
        <table:table-row table:style-name="ro1">
          <table:table-cell table:number-columns-repeated="2"/>
          <table:table-cell table:style-name="ce2"/>
          <table:table-cell table:style-name="ce22"/>
          <table:table-cell table:style-name="ce11" table:content-validation-name="val1"/>
        </table:table-row>
        <table:table-row table:style-name="ro1" table:number-rows-repeated="6">
          <table:table-cell table:number-columns-repeated="2"/>
          <table:table-cell table:style-name="ce2"/>
          <table:table-cell table:style-name="ce7"/>
          <table:table-cell table:style-name="ce11" table:content-validation-name="val1"/>
        </table:table-row>
        <table:table-row table:style-name="ro1" table:number-rows-repeated="1048521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FrontEnd.E11:FrontEnd.E54 FrontEnd.D37:FrontEnd.D42 FrontEnd.D49:FrontEnd.D54 FrontEnd.D7:FrontEnd.E10 FrontEnd.D13:FrontEnd.D34">
            <calcext:condition calcext:apply-style-name="Good" calcext:value="formula-is([.$E7]=[BackEnd.$A$2])" calcext:base-cell-address="FrontEnd.D7"/>
            <calcext:condition calcext:apply-style-name="Bad" calcext:value="formula-is([.$E7]=[BackEnd.$A$3])" calcext:base-cell-address="FrontEnd.D7"/>
            <calcext:condition calcext:apply-style-name="Neutral" calcext:value="formula-is([.$E7]=[BackEnd.$A$4])" calcext:base-cell-address="FrontEnd.D7"/>
          </calcext:conditional-format>
          <calcext:conditional-format calcext:target-range-address="FrontEnd.D43:FrontEnd.D48">
            <calcext:condition calcext:apply-style-name="Good" calcext:value="formula-is([.$E43]=[BackEnd.$A$2])" calcext:base-cell-address="FrontEnd.D43"/>
            <calcext:condition calcext:apply-style-name="Bad" calcext:value="formula-is([.$E43]=[BackEnd.$A$3])" calcext:base-cell-address="FrontEnd.D43"/>
            <calcext:condition calcext:apply-style-name="Neutral" calcext:value="formula-is([.$E43]=[BackEnd.$A$4])" calcext:base-cell-address="FrontEnd.D43"/>
          </calcext:conditional-format>
          <calcext:conditional-format calcext:target-range-address="FrontEnd.D35:FrontEnd.D35">
            <calcext:condition calcext:apply-style-name="Good" calcext:value="formula-is([.$E35]=[BackEnd.$A$2])" calcext:base-cell-address="FrontEnd.D35"/>
            <calcext:condition calcext:apply-style-name="Bad" calcext:value="formula-is([.$E35]=[BackEnd.$A$3])" calcext:base-cell-address="FrontEnd.D35"/>
            <calcext:condition calcext:apply-style-name="Neutral" calcext:value="formula-is([.$E35]=[BackEnd.$A$4])" calcext:base-cell-address="FrontEnd.D35"/>
          </calcext:conditional-format>
          <calcext:conditional-format calcext:target-range-address="FrontEnd.D11:FrontEnd.D11">
            <calcext:condition calcext:apply-style-name="Good" calcext:value="formula-is([.$E11]=[BackEnd.$A$2])" calcext:base-cell-address="FrontEnd.D11"/>
            <calcext:condition calcext:apply-style-name="Bad" calcext:value="formula-is([.$E11]=[BackEnd.$A$3])" calcext:base-cell-address="FrontEnd.D11"/>
            <calcext:condition calcext:apply-style-name="Neutral" calcext:value="formula-is([.$E11]=[BackEnd.$A$4])" calcext:base-cell-address="FrontEnd.D11"/>
          </calcext:conditional-format>
          <calcext:conditional-format calcext:target-range-address="FrontEnd.D12:FrontEnd.D12">
            <calcext:condition calcext:apply-style-name="Good" calcext:value="formula-is([.$E12]=[BackEnd.$A$2])" calcext:base-cell-address="FrontEnd.D12"/>
            <calcext:condition calcext:apply-style-name="Bad" calcext:value="formula-is([.$E12]=[BackEnd.$A$3])" calcext:base-cell-address="FrontEnd.D12"/>
            <calcext:condition calcext:apply-style-name="Neutral" calcext:value="formula-is([.$E12]=[BackEnd.$A$4])" calcext:base-cell-address="FrontEnd.D12"/>
          </calcext:conditional-format>
          <calcext:conditional-format calcext:target-range-address="FrontEnd.D36:FrontEnd.D36">
            <calcext:condition calcext:apply-style-name="Good" calcext:value="formula-is([.$E36]=[BackEnd.$A$2])" calcext:base-cell-address="FrontEnd.D36"/>
            <calcext:condition calcext:apply-style-name="Bad" calcext:value="formula-is([.$E36]=[BackEnd.$A$3])" calcext:base-cell-address="FrontEnd.D36"/>
            <calcext:condition calcext:apply-style-name="Neutral" calcext:value="formula-is([.$E36]=[BackEnd.$A$4])" calcext:base-cell-address="FrontEnd.D36"/>
          </calcext:conditional-format>
        </calcext:conditional-formats>
      </table:table>
      <table:table table:name="BackEnd" table:style-name="ta1">
        <table:table-column table:style-name="co5" table:default-cell-style-name="ce38"/>
        <table:table-row table:style-name="ro4">
          <table:table-cell office:value-type="string" calcext:value-type="string">
            <text:p>Statuses</text:p>
          </table:table-cell>
        </table:table-row>
        <table:table-row table:style-name="ro3">
          <table:table-cell office:value-type="string" calcext:value-type="string">
            <text:p>PASSED</text:p>
          </table:table-cell>
        </table:table-row>
        <table:table-row table:style-name="ro3">
          <table:table-cell office:value-type="string" calcext:value-type="string">
            <text:p>FAILED</text:p>
          </table:table-cell>
        </table:table-row>
        <table:table-row table:style-name="ro3">
          <table:table-cell office:value-type="string" calcext:value-type="string">
            <text:p>SKIPP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 style:data-style-name="N2" text:time-value="13:16:32.8690294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6:45:01.340123273</meta:creation-date>
    <dc:date>2021-03-26T14:32:20.637225243</dc:date>
    <meta:editing-duration>PT2H36M24S</meta:editing-duration>
    <meta:editing-cycles>68</meta:editing-cycles>
    <meta:generator>LibreOffice/6.0.7.3$Linux_X86_64 LibreOffice_project/00m0$Build-3</meta:generator>
    <meta:document-statistic meta:table-count="2" meta:cell-count="64" meta:object-count="0"/>
  </office:meta>
</office:document-meta>
</file>